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0aea"/>
    </style:style>
    <style:style style:name="P2" style:family="paragraph" style:parent-style-name="Standard">
      <style:text-properties officeooo:paragraph-rsid="001a2fc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c5e4" officeooo:paragraph-rsid="001bc5e4" style:font-weight-asian="bold" style:font-weight-complex="bold"/>
    </style:style>
    <style:style style:name="T1" style:family="text">
      <style:text-properties officeooo:rsid="00190aea"/>
    </style:style>
    <style:style style:name="T2" style:family="text">
      <style:text-properties officeooo:rsid="001a2fcc"/>
    </style:style>
    <style:style style:name="T3" style:family="text">
      <style:text-properties officeooo:rsid="001ab65b"/>
    </style:style>
    <style:style style:name="T4" style:family="text">
      <style:text-properties officeooo:rsid="001cf1c6"/>
    </style:style>
    <style:style style:name="T5" style:family="text">
      <style:text-properties officeooo:rsid="001d47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MAIL SORTING | SELECTION | SWITCHFULLY – Léonie Bouchat</text:p>
      <text:p text:style-name="Standard"/>
      <text:p text:style-name="Standard"/>
      <text:p text:style-name="Standard">// <text:span text:style-name="T1">Function to sort and send emails</text:span></text:p>
      <text:p text:style-name="Standard">FUNCTION sendEmail(listOfEmail<text:span text:style-name="T1">s</text:span>, email, destination, count)</text:p>
      <text:p text:style-name="Standard">BEGIN</text:p>
      <text:p text:style-name="Standard"><text:s text:c="4"/>send(email, "{destination}@parkshark.com")</text:p>
      <text:p text:style-name="Standard"><text:s text:c="4"/>delete(email, listOfEmails)</text:p>
      <text:p text:style-name="Standard"><text:s text:c="4"/>RETURN count + 1</text:p>
      <text:p text:style-name="Standard">END</text:p>
      <text:p text:style-name="Standard"/>
      <text:p text:style-name="Standard">// <text:span text:style-name="T1">Subprocedure to print the number of emails sent </text:span></text:p>
      <text:p text:style-name="Standard">SUBPROCEDURE printTotal<text:span text:style-name="T5">O</text:span>fEmailsSent(total, recruitement, spam, sales, reception)</text:p>
      <text:p text:style-name="Standard">BEGIN</text:p>
      <text:p text:style-name="Standard"><text:s text:c="4"/>WRITE(« We have sorted {total} emails :</text:p>
      <text:p text:style-name="Standard"><text:s text:c="4"/>{recruitement} to recruitment, {spam} to spam, {sales} to sales, {reception} to reception »)</text:p>
      <text:p text:style-name="Standard">END</text:p>
      <text:p text:style-name="Standard"/>
      <text:p text:style-name="Standard"/>
      <text:p text:style-name="Standard">ALGORITHM sortingEmails</text:p>
      <text:p text:style-name="Standard"/>
      <text:p text:style-name="Standard">// <text:span text:style-name="T1">Declaration of all variables</text:span></text:p>
      <text:p text:style-name="Standard">VARIABLES </text:p>
      <text:p text:style-name="Standard"><text:s text:c="4"/>listOfEmails : array[] of strings</text:p>
      <text:p text:style-name="Standard"><text:s text:c="4"/>recruitement, spam, sales, reception, totalofList, totalRecruitement, totalSpam, totalSales, totalReception, totalOfDay : integer</text:p>
      <text:p text:style-name="Standard"><text:s text:c="4"/>ended: bool<text:span text:style-name="T1">ean</text:span></text:p>
      <text:p text:style-name="Standard"/>
      <text:p text:style-name="Standard">BEGIN</text:p>
      <text:p text:style-name="Standard"><text:s text:c="4"/>// <text:span text:style-name="T1">Attribution of values</text:span></text:p>
      <text:p text:style-name="Standard"><text:s text:c="4"/>totalRecruitement &lt;- 0</text:p>
      <text:p text:style-name="Standard"><text:s text:c="4"/>totalSpam &lt;- 0</text:p>
      <text:p text:style-name="Standard"><text:s text:c="4"/>totalSales &lt;- 0</text:p>
      <text:p text:style-name="Standard"><text:s text:c="4"/>totalReception &lt;- 0</text:p>
      <text:p text:style-name="Standard"><text:s text:c="4"/>totalOfDay ← <text:span text:style-name="T2">totalRecruitement + totalSpam + totalSales + totalReception</text:span></text:p>
      <text:p text:style-name="Standard"><text:s text:c="4"/>ended &lt;- false</text:p>
      <text:p text:style-name="Standard"/>
      <text:p text:style-name="Standard"><text:s text:c="4"/>WHILE day is not ended </text:p>
      <text:p text:style-name="Standard"><text:s text:c="8"/>listOfEmails &lt;- input()</text:p>
      <text:p text:style-name="Standard"><text:s text:c="8"/>recruitement &lt;- 0</text:p>
      <text:p text:style-name="Standard"><text:s text:c="8"/>spam &lt;- 0</text:p>
      <text:p text:style-name="Standard"><text:s text:c="8"/>sales &lt;- 0</text:p>
      <text:p text:style-name="Standard"><text:s text:c="8"/>reception &lt;- 0</text:p>
      <text:p text:style-name="P2"><text:s text:c="8"/>totalofList &lt;- recruitment + spam + sales + reception</text:p>
      <text:p text:style-name="Standard"><text:s text:c="8"/>FOR index FROM 0 TO (length of listOfEmails)-1</text:p>
      <text:p text:style-name="Standard"><text:s text:c="12"/>IF listOfEmails[index] contains the word "CV" THEN</text:p>
      <text:p text:style-name="Standard"><text:s text:c="16"/>recruitement &lt;- sendEmail(listOfEmails, listOfEmails[index], "recruitment", recruitment)</text:p>
      <text:p text:style-name="P1"><text:s text:c="12"/>ELSEIF listOfEmails[index] contains the word "promo" OR email contains the word</text:p>
      <text:p text:style-name="P1"><text:s text:c="11"/>"advertising" THEN</text:p>
      <text:p text:style-name="Standard"><text:s text:c="16"/>spam &lt;- sendEmail(listOfEmails, listOfEmails[index], "spam", spam)</text:p>
      <text:p text:style-name="Standard"><text:s text:c="12"/>ELSEIF listOfEmails[<text:span text:style-name="T2">index</text:span>] contains the word "proposal" THEN</text:p>
      <text:p text:style-name="Standard"><text:soft-page-break/><text:s text:c="16"/>sales &lt;- sendEmail(listOfEmails, listOfEmails[index], "sales", sales)</text:p>
      <text:p text:style-name="Standard"><text:s text:c="12"/>ELSE</text:p>
      <text:p text:style-name="Standard"><text:s text:c="16"/>reception &lt;- sendEmail(listOfEmails listOfEmails[index], "reception", reception)</text:p>
      <text:p text:style-name="Standard"><text:s text:c="12"/>ENDIF</text:p>
      <text:p text:style-name="Standard"><text:s text:c="8"/>ENDFOR</text:p>
      <text:p text:style-name="Standard"><text:s text:c="8"/></text:p>
      <text:p text:style-name="Standard"><text:s text:c="8"/>// <text:span text:style-name="T4">Write message</text:span></text:p>
      <text:p text:style-name="Standard"><text:s text:c="8"/><text:span text:style-name="T5">Print</text:span>Total<text:span text:style-name="T5">O</text:span>fEmailsSent(totalOfList, recruitement, spam, sales, reception)</text:p>
      <text:p text:style-name="Standard"/>
      <text:p text:style-name="Standard"><text:s text:c="8"/>// <text:span text:style-name="T4">addition total emails of the day</text:span></text:p>
      <text:p text:style-name="Standard"><text:s text:c="8"/>totalRecruitement = totalRecruitement + recruitement</text:p>
      <text:p text:style-name="Standard"><text:s text:c="8"/>totalSpam = totalSpam + spam</text:p>
      <text:p text:style-name="Standard"><text:s text:c="8"/>totalSales = totalSales + sales</text:p>
      <text:p text:style-name="Standard"><text:s text:c="8"/>totalReception = totalReception + reception</text:p>
      <text:p text:style-name="Standard"/>
      <text:p text:style-name="Standard"><text:s text:c="8"/>ended = input(« <text:span text:style-name="T3">I</text:span>s the end of the day ? »)</text:p>
      <text:p text:style-name="Standard"><text:s text:c="4"/>ENDWHILE</text:p>
      <text:p text:style-name="Standard"/>
      <text:p text:style-name="Standard">// <text:span text:style-name="T4">Write message</text:span></text:p>
      <text:p text:style-name="Standard"><text:span text:style-name="T5">Print</text:span>Total<text:span text:style-name="T5">O</text:span>fEmailsSent(totalOfDay, totalRecruitement, totalSpam, totalSales, totalReception)</text:p>
      <text:p text:style-name="Standard"/>
      <text:p text:style-name="Standard"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09:09:25.226000000</meta:creation-date>
    <dc:date>2021-08-15T09:51:13.141000000</dc:date>
    <meta:editing-duration>PT21M22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60" meta:word-count="270" meta:character-count="2435" meta:non-whitespace-character-count="1881"/>
  </office:meta>
</office:document-meta>
</file>